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7" style:family="table-cell" style:parent-style-name="Default" style:data-style-name="N50">
      <style:table-cell-properties fo:background-color="#ff0000"/>
    </style:style>
    <style:style style:name="ce3" style:family="table-cell" style:parent-style-name="Default" style:data-style-name="N50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3420.498935" calcext:value-type="float">
            <text:p>3420.498935</text:p>
          </table:table-cell>
          <table:table-cell table:style-name="Default" table:formula="of:=[.H2]/24/365" office:value-type="float" office:value="0.390467914954338" calcext:value-type="float">
            <text:p>0.390467914954338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58.94917" calcext:value-type="float">
            <text:p>58.949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54.26444" calcext:value-type="float">
            <text:p>54.26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53.47194" calcext:value-type="float">
            <text:p>53.471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47.48" calcext:value-type="float">
            <text:p>47.4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55.57667" calcext:value-type="float">
            <text:p>55.57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41.05861" calcext:value-type="float">
            <text:p>41.058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41.32694" calcext:value-type="float">
            <text:p>41.32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office:value-type="float" office:value="41.68917" calcext:value-type="float">
            <text:p>41.689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43.46361" calcext:value-type="float">
            <text:p>43.46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50.94389" calcext:value-type="float">
            <text:p>50.94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52.60694" calcext:value-type="float">
            <text:p>52.60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41.72111" calcext:value-type="float">
            <text:p>41.721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41.80056" calcext:value-type="float">
            <text:p>41.80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office:value-type="float" office:value="48.16472" calcext:value-type="float">
            <text:p>48.164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office:value-type="float" office:value="48.18778" calcext:value-type="float">
            <text:p>48.187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office:value-type="float" office:value="41.17694" calcext:value-type="float">
            <text:p>41.17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office:value-type="float" office:value="41.58694" calcext:value-type="float">
            <text:p>41.58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office:value-type="float" office:value="45.88167" calcext:value-type="float">
            <text:p>45.881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office:value-type="float" office:value="40.79083" calcext:value-type="float">
            <text:p>40.79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0:33:42.731064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05T12:03:57.975366275</dc:date>
    <meta:editing-duration>P4DT15H42M51S</meta:editing-duration>
    <meta:editing-cycles>117</meta:editing-cycles>
    <meta:document-statistic meta:table-count="1" meta:cell-count="1261" meta:object-count="0"/>
  </office:meta>
</office:document-meta>
</file>